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odczas podboju na wyspę swojego największego wroga, na króla została rzucona klątwa, przez którą część jego poddanych zamieniła się w potwory, które zabiły większość jego sług i opanowały wyspę . Król musiał ewakuować się na inną ze swoich wysp, natomiast myśl że jego ojczyzna ziemia jest okupowana nie dawała mu spokoju. Władca wyznaczył nagrodę dla śmiałka, który oczyści ją z tych plugawych stworzeń. Pomóż królowi zabić wszystkie potwory i zyskaj wieczną sławę, złoto, oraz rękę księżniczki uwięzionej w zamku.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mix015</meta:initial-creator>
    <dc:creator>Julian Górski</dc:creator>
    <meta:editing-cycles>3</meta:editing-cycles>
    <meta:creation-date>2020-12-12T16:26:00</meta:creation-date>
    <dc:date>2020-12-14T13:22:43.61</dc:date>
    <meta:editing-duration>P0D</meta:editing-duration>
    <meta:generator>OpenOffice/4.1.7$Win32 OpenOffice.org_project/417m1$Build-9800</meta:generator>
    <meta:document-statistic meta:table-count="0" meta:image-count="0" meta:object-count="0" meta:page-count="1" meta:paragraph-count="1" meta:word-count="79" meta:character-count="5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